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d7" draw:textarea-vertical-align="middl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9.813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5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6" style:family="graphic" style:parent-style-name="objectwithoutfill">
      <style:graphic-properties draw:stroke="solid" svg:stroke-width="1.94cm" svg:stroke-color="#ff8000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Arial Black" fo:font-size="200pt" style:font-size-asian="200pt" style:font-size-complex="200pt"/>
    </style:style>
    <style:style style:name="T3" style:family="text">
      <style:text-properties style:font-name="Arial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19.499cm" svg:height="92.249cm" svg:x="5.25cm" svg:y="4.25cm" svg:viewBox="0 0 119500 92250" draw:points="11750,250 86250,0 119500,27000 115500,71250 81250,92250 0,68000">
          <text:p/>
        </draw:polygon>
        <draw:custom-shape draw:style-name="gr2" draw:text-style-name="P3" draw:layer="layout" svg:width="6cm" svg:height="10.181cm" svg:x="140.6cm" svg:y="86.319cm">
          <text:p text:style-name="P2"><text:span text:style-name="T1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82cm" svg:height="40.063cm" svg:x="29.75cm" svg:y="25.687cm">
          <draw:text-box>
            <text:p><text:span text:style-name="T2">Note: Angles are only estimations.</text:span></text:p>
            <text:p><text:span text:style-name="T2">This site will fit most tents</text:span></text:p>
          </draw:text-box>
        </draw:frame>
        <draw:frame draw:style-name="gr4" draw:text-style-name="P5" draw:layer="layout" svg:width="16cm" svg:height="6.5cm" svg:x="48cm" svg:y="6.5cm">
          <draw:text-box>
            <text:p><text:span text:style-name="T3">751 cm</text:span></text:p>
          </draw:text-box>
        </draw:frame>
        <draw:line draw:style-name="gr5" draw:text-style-name="P6" draw:layer="layout" svg:x1="11.044cm" svg:y1="38.001cm" svg:x2="17cm" svg:y2="4.222cm">
          <text:p/>
        </draw:line>
        <draw:line draw:style-name="gr6" draw:text-style-name="P6" draw:layer="layout" svg:x1="5cm" svg:y1="71.529cm" svg:x2="10.956cm" svg:y2="37.75cm">
          <text:p/>
        </draw:line>
        <draw:line draw:style-name="gr6" draw:text-style-name="P6" draw:layer="layout" svg:x1="86.632cm" svg:y1="96.751cm" svg:x2="5.25cm" svg:y2="71.87cm">
          <text:p/>
        </draw:line>
        <draw:line draw:style-name="gr6" draw:text-style-name="P6" draw:layer="layout" svg:x1="86.75cm" svg:y1="96.137cm" svg:x2="118.976cm" svg:y2="76cm">
          <text:p/>
        </draw:line>
        <draw:line draw:style-name="gr6" draw:text-style-name="P6" draw:layer="layout" svg:x1="120.5cm" svg:y1="76cm" svg:x2="124.344cm" svg:y2="32.068cm">
          <text:p/>
        </draw:line>
        <draw:line draw:style-name="gr5" draw:text-style-name="P6" draw:layer="layout" svg:x1="91.85cm" svg:y1="4.5cm" svg:x2="16.75cm" svg:y2="4.5cm">
          <text:p/>
        </draw:line>
        <draw:line draw:style-name="gr6" draw:text-style-name="P6" draw:layer="layout" svg:x1="125.75cm" svg:y1="32.19cm" svg:x2="91.556cm" svg:y2="4.5cm">
          <text:p/>
        </draw:line>
        <draw:frame draw:style-name="gr4" draw:text-style-name="P5" draw:layer="layout" svg:width="16cm" svg:height="6.5cm" svg:x="17.5cm" svg:y="17.75cm">
          <draw:text-box>
            <text:p><text:span text:style-name="T3">343 cm</text:span></text:p>
          </draw:text-box>
        </draw:frame>
        <draw:frame draw:style-name="gr4" draw:text-style-name="P5" draw:layer="layout" svg:width="16cm" svg:height="6.5cm" svg:x="10.5cm" svg:y="51.75cm">
          <draw:text-box>
            <text:p><text:span text:style-name="T3">374 cm</text:span></text:p>
          </draw:text-box>
        </draw:frame>
        <draw:frame draw:style-name="gr4" draw:text-style-name="P5" draw:layer="layout" svg:width="16cm" svg:height="6.5cm" svg:x="40cm" svg:y="75cm">
          <draw:text-box>
            <text:p><text:span text:style-name="T3">851 cm</text:span></text:p>
          </draw:text-box>
        </draw:frame>
        <draw:frame draw:style-name="gr4" draw:text-style-name="P5" draw:layer="layout" svg:width="16cm" svg:height="6.5cm" svg:x="91.75cm" svg:y="79.75cm">
          <draw:text-box>
            <text:p><text:span text:style-name="T3">380 cm</text:span></text:p>
          </draw:text-box>
        </draw:frame>
        <draw:frame draw:style-name="gr4" draw:text-style-name="P5" draw:layer="layout" svg:width="16cm" svg:height="6.5cm" svg:x="125cm" svg:y="51.5cm">
          <draw:text-box>
            <text:p><text:span text:style-name="T3">441 cm</text:span></text:p>
          </draw:text-box>
        </draw:frame>
        <draw:frame draw:style-name="gr4" draw:text-style-name="P5" draw:layer="layout" svg:width="16cm" svg:height="6.5cm" svg:x="109.5cm" svg:y="13.75cm">
          <draw:text-box>
            <text:p><text:span text:style-name="T3">440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0cm" fo:page-height="1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8:56:45.319000000</dc:date>
    <meta:editing-duration>PT2H37M39S</meta:editing-duration>
    <meta:editing-cycles>99</meta:editing-cycles>
    <meta:generator>LibreOffice/7.0.4.2$Windows_X86_64 LibreOffice_project/dcf040e67528d9187c66b2379df5ea4407429775</meta:generator>
    <meta:document-statistic meta:object-count="17"/>
  </office:meta>
</office:document-meta>
</file>